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snap-to-layout-grid="false" fo:text-align="center" fo:margin-bottom="0.0416in"/>
      <style:text-properties style:font-name="標楷體" style:font-name-asian="標楷體" fo:font-size="18pt" style:font-size-asian="18pt" style:font-size-complex="18pt"/>
    </style:style>
    <style:style style:name="TableColumn3" style:family="table-column">
      <style:table-column-properties style:column-width="0.3902in" style:use-optimal-column-width="false"/>
    </style:style>
    <style:style style:name="TableColumn4" style:family="table-column">
      <style:table-column-properties style:column-width="0.7062in" style:use-optimal-column-width="false"/>
    </style:style>
    <style:style style:name="TableColumn5" style:family="table-column">
      <style:table-column-properties style:column-width="1.2923in" style:use-optimal-column-width="false"/>
    </style:style>
    <style:style style:name="TableColumn6" style:family="table-column">
      <style:table-column-properties style:column-width="0.1166in" style:use-optimal-column-width="false"/>
    </style:style>
    <style:style style:name="TableColumn7" style:family="table-column">
      <style:table-column-properties style:column-width="0.709in" style:use-optimal-column-width="false"/>
    </style:style>
    <style:style style:name="TableColumn8" style:family="table-column">
      <style:table-column-properties style:column-width="0.3687in" style:use-optimal-column-width="false"/>
    </style:style>
    <style:style style:name="TableColumn9" style:family="table-column">
      <style:table-column-properties style:column-width="0.4659in" style:use-optimal-column-width="false"/>
    </style:style>
    <style:style style:name="TableColumn10" style:family="table-column">
      <style:table-column-properties style:column-width="0.5118in" style:use-optimal-column-width="false"/>
    </style:style>
    <style:style style:name="TableColumn11" style:family="table-column">
      <style:table-column-properties style:column-width="0.2166in" style:use-optimal-column-width="false"/>
    </style:style>
    <style:style style:name="TableColumn12" style:family="table-column">
      <style:table-column-properties style:column-width="0.2951in" style:use-optimal-column-width="false"/>
    </style:style>
    <style:style style:name="TableColumn13" style:family="table-column">
      <style:table-column-properties style:column-width="0.227in" style:use-optimal-column-width="false"/>
    </style:style>
    <style:style style:name="TableColumn14" style:family="table-column">
      <style:table-column-properties style:column-width="0.5118in" style:use-optimal-column-width="false"/>
    </style:style>
    <style:style style:name="TableColumn15" style:family="table-column">
      <style:table-column-properties style:column-width="0.1604in" style:use-optimal-column-width="false"/>
    </style:style>
    <style:style style:name="TableColumn16" style:family="table-column">
      <style:table-column-properties style:column-width="0.2819in" style:use-optimal-column-width="false"/>
    </style:style>
    <style:style style:name="TableColumn17" style:family="table-column">
      <style:table-column-properties style:column-width="0.9333in" style:use-optimal-column-width="false"/>
    </style:style>
    <style:style style:name="Table2" style:family="table">
      <style:table-properties style:width="7.1875in" fo:margin-left="-0.725in" table:align="left"/>
    </style:style>
    <style:style style:name="TableRow18" style:family="table-row">
      <style:table-row-properties style:row-height="0.3541in" style:use-optimal-row-height="false" fo:keep-together="always"/>
    </style:style>
    <style:style style:name="TableCell19" style:family="table-cell">
      <style:table-cell-properties fo:border-top="0.0208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1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2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3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4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25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6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7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8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P29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0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31" style:parent-style-name="Standard" style:family="paragraph">
      <style:paragraph-properties style:snap-to-layout-grid="false" fo:text-align="end" style:line-height-at-least="0.1666in" fo:margin-right="0.0784in"/>
      <style:text-properties style:font-name="標楷體" style:font-name-asian="標楷體" fo:letter-spacing="-0.0166in" fo:font-size="10pt" style:font-size-asian="10pt"/>
    </style:style>
    <style:style style:name="TableRow32" style:family="table-row">
      <style:table-row-properties style:row-height="0.3541in" style:use-optimal-row-height="false" fo:keep-together="always"/>
    </style:style>
    <style:style style:name="TableCell33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4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6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8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P4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3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Row48" style:family="table-row">
      <style:table-row-properties style:row-height="0.177in" style:use-optimal-row-height="false" fo:keep-together="always"/>
    </style:style>
    <style:style style:name="TableCell49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5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2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5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4" style:parent-style-name="Standard" style:family="paragraph">
      <style:paragraph-properties style:line-break="normal" style:punctuation-wrap="simple" style:text-autospace="none"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5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6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5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8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5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0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61" style:family="table-cell">
      <style:table-cell-properties fo:border-top="0.0104in solid #000000" fo:border-left="0.0069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2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63" style:family="table-row">
      <style:table-row-properties style:row-height="0.177in" style:use-optimal-row-height="false" fo:keep-together="always"/>
    </style:style>
    <style:style style:name="TableCell6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5" style:parent-style-name="Standard" style:family="paragraph">
      <style:paragraph-properties style:line-break="normal" style:punctuation-wrap="simple" style:text-autospace="none"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6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7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6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9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70" style:family="table-row">
      <style:table-row-properties style:row-height="0.177in" style:use-optimal-row-height="false" fo:keep-together="always"/>
    </style:style>
    <style:style style:name="TableCell7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2" style:parent-style-name="Standard" style:family="paragraph">
      <style:paragraph-properties style:line-break="normal" style:punctuation-wrap="simple" style:text-autospace="none"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7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4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7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6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77" style:family="table-row">
      <style:table-row-properties style:row-height="0.177in" style:use-optimal-row-height="false" fo:keep-together="always"/>
    </style:style>
    <style:style style:name="TableCell7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9" style:parent-style-name="Standard" style:family="paragraph">
      <style:paragraph-properties style:line-break="normal" style:punctuation-wrap="simple" style:text-autospace="none"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8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1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8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3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84" style:family="table-row">
      <style:table-row-properties style:row-height="0.177in" style:use-optimal-row-height="false" fo:keep-together="always"/>
    </style:style>
    <style:style style:name="TableCell8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6" style:parent-style-name="Standard" style:family="paragraph">
      <style:paragraph-properties style:line-break="normal" style:punctuation-wrap="simple" style:text-autospace="none"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8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8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8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0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91" style:family="table-row">
      <style:table-row-properties style:row-height="0.177in" style:use-optimal-row-height="false" fo:keep-together="always"/>
    </style:style>
    <style:style style:name="TableCell92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3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9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1pt" style:font-size-asian="11pt"/>
    </style:style>
    <style:style style:name="TableCell9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7" style:parent-style-name="Standard" style:family="paragraph">
      <style:paragraph-properties style:line-break="normal" style:punctuation-wrap="simple" style:text-autospace="none"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9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9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10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1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102" style:family="table-row">
      <style:table-row-properties style:row-height="0.177in" style:use-optimal-row-height="false" fo:keep-together="always"/>
    </style:style>
    <style:style style:name="TableCell10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4" style:parent-style-name="Standard" style:family="paragraph">
      <style:paragraph-properties style:line-break="normal" style:punctuation-wrap="simple" style:text-autospace="none"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10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6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10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8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109" style:family="table-row">
      <style:table-row-properties style:row-height="0.177in" style:use-optimal-row-height="false" fo:keep-together="always"/>
    </style:style>
    <style:style style:name="TableCell11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1" style:parent-style-name="Standard" style:family="paragraph">
      <style:paragraph-properties style:line-break="normal" style:punctuation-wrap="simple" style:text-autospace="none"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11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3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11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5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116" style:family="table-row">
      <style:table-row-properties style:row-height="0.177in" style:use-optimal-row-height="false" fo:keep-together="always"/>
    </style:style>
    <style:style style:name="TableCell11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8" style:parent-style-name="Standard" style:family="paragraph">
      <style:paragraph-properties style:line-break="normal" style:punctuation-wrap="simple" style:text-autospace="none"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11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0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12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2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123" style:family="table-row">
      <style:table-row-properties style:row-height="0.177in" style:use-optimal-row-height="false" fo:keep-together="always"/>
    </style:style>
    <style:style style:name="TableCell12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5" style:parent-style-name="Standard" style:family="paragraph">
      <style:paragraph-properties style:line-break="normal" style:punctuation-wrap="simple" style:text-autospace="none"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12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7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12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9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130" style:family="table-row">
      <style:table-row-properties style:row-height="0.177in" style:use-optimal-row-height="false" fo:keep-together="always"/>
    </style:style>
    <style:style style:name="TableCell13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2" style:parent-style-name="Standard" style:family="paragraph">
      <style:paragraph-properties style:line-break="normal" style:punctuation-wrap="simple" style:text-autospace="none"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13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4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13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6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137" style:family="table-row">
      <style:table-row-properties style:row-height="0.177in" style:use-optimal-row-height="false" fo:keep-together="always"/>
    </style:style>
    <style:style style:name="TableCell138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9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14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14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3" style:parent-style-name="Standard" style:family="paragraph">
      <style:paragraph-properties style:line-break="normal" style:punctuation-wrap="simple" style:text-autospace="none"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14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5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14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7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148" style:family="table-row">
      <style:table-row-properties style:row-height="0.177in" style:use-optimal-row-height="false" fo:keep-together="always"/>
    </style:style>
    <style:style style:name="TableCell14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0" style:parent-style-name="Standard" style:family="paragraph">
      <style:paragraph-properties style:line-break="normal" style:punctuation-wrap="simple" style:text-autospace="none"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15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2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15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4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155" style:family="table-row">
      <style:table-row-properties style:row-height="0.177in" style:use-optimal-row-height="false" fo:keep-together="always"/>
    </style:style>
    <style:style style:name="TableCell156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7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15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9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1pt" style:font-size-asian="11pt"/>
    </style:style>
    <style:style style:name="TableCell16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1" style:parent-style-name="Standard" style:family="paragraph">
      <style:paragraph-properties style:line-break="normal" style:punctuation-wrap="simple" style:text-autospace="none"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16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3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16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5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166" style:family="table-row">
      <style:table-row-properties style:row-height="0.177in" style:use-optimal-row-height="false" fo:keep-together="always"/>
    </style:style>
    <style:style style:name="TableCell16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8" style:parent-style-name="Standard" style:family="paragraph">
      <style:paragraph-properties style:line-break="normal" style:punctuation-wrap="simple" style:text-autospace="none"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16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0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17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2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173" style:family="table-row">
      <style:table-row-properties style:row-height="0.177in" style:use-optimal-row-height="false" fo:keep-together="always"/>
    </style:style>
    <style:style style:name="TableCell17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5" style:parent-style-name="Standard" style:family="paragraph">
      <style:paragraph-properties style:line-break="normal" style:punctuation-wrap="simple" style:text-autospace="none"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17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7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17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9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180" style:family="table-row">
      <style:table-row-properties style:row-height="0.177in" style:use-optimal-row-height="false" fo:keep-together="always"/>
    </style:style>
    <style:style style:name="TableCell181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2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18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4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1pt" style:font-size-asian="11pt"/>
    </style:style>
    <style:style style:name="TableCell18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6" style:parent-style-name="Standard" style:family="paragraph">
      <style:paragraph-properties style:line-break="normal" style:punctuation-wrap="simple" style:text-autospace="none" style:snap-to-layout-grid="false" fo:text-align="justify" style:line-height-at-least="0.1527in"/>
      <style:text-properties style:font-name="標楷體" style:font-name-asian="標楷體" fo:font-size="11pt" style:font-size-asian="11pt"/>
    </style:style>
    <style:style style:name="TableCell18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8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18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0" style:parent-style-name="Standard" style:family="paragraph">
      <style:paragraph-properties style:snap-to-layout-grid="false" fo:text-align="justify" style:line-height-at-least="0.1527in"/>
      <style:text-properties style:font-name="標楷體" style:font-name-asian="標楷體" fo:font-size="10pt" style:font-size-asian="10pt"/>
    </style:style>
    <style:style style:name="TableRow191" style:family="table-row">
      <style:table-row-properties style:row-height="0.177in" style:use-optimal-row-height="false" fo:keep-together="always"/>
    </style:style>
    <style:style style:name="TableCell19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3" style:parent-style-name="Standard" style:family="paragraph">
      <style:paragraph-properties style:line-break="normal" style:punctuation-wrap="simple" style:text-autospace="none" style:snap-to-layout-grid="false" fo:text-align="justify" style:line-height-at-least="0.1527in"/>
      <style:text-properties style:font-name="標楷體" style:font-name-asian="標楷體" fo:font-size="11pt" style:font-size-asian="11pt" style:font-size-complex="11pt"/>
    </style:style>
    <style:style style:name="TableCell19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5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 style:font-size-complex="11pt"/>
    </style:style>
    <style:style style:name="TableCell19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7" style:parent-style-name="Standard" style:family="paragraph">
      <style:paragraph-properties style:snap-to-layout-grid="false" fo:text-align="justify" style:line-height-at-least="0.1527in"/>
      <style:text-properties style:font-name="標楷體" style:font-name-asian="標楷體" fo:font-size="10pt" style:font-size-asian="10pt"/>
    </style:style>
    <style:style style:name="TableRow198" style:family="table-row">
      <style:table-row-properties style:row-height="0.177in" style:use-optimal-row-height="false" fo:keep-together="always"/>
    </style:style>
    <style:style style:name="TableCell199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0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0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02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1pt" style:font-size-asian="11pt"/>
    </style:style>
    <style:style style:name="TableCell20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04" style:parent-style-name="Standard" style:family="paragraph">
      <style:paragraph-properties style:line-break="normal" style:punctuation-wrap="simple" style:text-autospace="none" style:snap-to-layout-grid="false" fo:text-align="justify" style:line-height-at-least="0.1666in"/>
      <style:text-properties style:font-name="標楷體" style:font-name-asian="標楷體" fo:font-size="11pt" style:font-size-asian="11pt" style:font-size-complex="11pt"/>
    </style:style>
    <style:style style:name="TableCell20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06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 style:font-size-complex="11pt"/>
    </style:style>
    <style:style style:name="TableCell20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08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209" style:family="table-row">
      <style:table-row-properties style:row-height="0.177in" style:use-optimal-row-height="false" fo:keep-together="always"/>
    </style:style>
    <style:style style:name="TableCell21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11" style:parent-style-name="Standard" style:family="paragraph">
      <style:paragraph-properties style:line-break="normal" style:punctuation-wrap="simple" style:text-autospace="none" style:snap-to-layout-grid="false" fo:text-align="justify" style:line-height-at-least="0.1666in"/>
      <style:text-properties style:font-name="標楷體" style:font-name-asian="標楷體" fo:font-size="11pt" style:font-size-asian="11pt" style:font-size-complex="11pt"/>
    </style:style>
    <style:style style:name="TableCell21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13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 style:font-size-complex="11pt"/>
    </style:style>
    <style:style style:name="TableCell21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15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216" style:family="table-row">
      <style:table-row-properties style:row-height="0.177in" style:use-optimal-row-height="false" fo:keep-together="always"/>
    </style:style>
    <style:style style:name="TableCell21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18" style:parent-style-name="Standard" style:family="paragraph">
      <style:paragraph-properties style:line-break="normal" style:punctuation-wrap="simple" style:text-autospace="none" style:snap-to-layout-grid="false" fo:text-align="justify" style:line-height-at-least="0.1666in"/>
      <style:text-properties style:font-name="標楷體" style:font-name-asian="標楷體" fo:font-size="11pt" style:font-size-asian="11pt" style:font-size-complex="11pt"/>
    </style:style>
    <style:style style:name="TableCell21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20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 style:font-size-complex="11pt"/>
    </style:style>
    <style:style style:name="TableCell22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22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223" style:family="table-row">
      <style:table-row-properties style:row-height="0.177in" style:use-optimal-row-height="false" fo:keep-together="always"/>
    </style:style>
    <style:style style:name="TableCell22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25" style:parent-style-name="Standard" style:family="paragraph">
      <style:paragraph-properties style:line-break="normal" style:punctuation-wrap="simple" style:text-autospace="none" style:snap-to-layout-grid="false" fo:text-align="justify" style:line-height-at-least="0.1666in"/>
      <style:text-properties style:font-name="標楷體" style:font-name-asian="標楷體" fo:font-size="11pt" style:font-size-asian="11pt" style:font-size-complex="11pt"/>
    </style:style>
    <style:style style:name="TableCell22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27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 style:font-size-complex="11pt"/>
    </style:style>
    <style:style style:name="TableCell22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29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230" style:family="table-row">
      <style:table-row-properties style:row-height="0.177in" style:use-optimal-row-height="false" fo:keep-together="always"/>
    </style:style>
    <style:style style:name="TableCell231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32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3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34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1pt" style:font-size-asian="11pt"/>
    </style:style>
    <style:style style:name="TableCell235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36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1pt" style:font-size-asian="11pt" style:font-size-complex="11pt"/>
    </style:style>
    <style:style style:name="TableCell23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38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 style:font-size-complex="11pt"/>
    </style:style>
    <style:style style:name="TableCell239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40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241" style:family="table-row">
      <style:table-row-properties style:row-height="0.177in" style:use-optimal-row-height="false" fo:keep-together="always"/>
    </style:style>
    <style:style style:name="TableCell242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43" style:parent-style-name="Standard" style:family="paragraph">
      <style:paragraph-properties style:snap-to-layout-grid="false" fo:text-align="justify" style:line-height-at-least="0.1666in"/>
    </style:style>
    <style:style style:name="T244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45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ableCell24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47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 style:font-size-complex="11pt"/>
    </style:style>
    <style:style style:name="TableCell248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49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250" style:family="table-row">
      <style:table-row-properties style:row-height="0.177in" style:use-optimal-row-height="false" fo:keep-together="always"/>
    </style:style>
    <style:style style:name="TableCell251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52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25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54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 style:font-size-complex="11pt"/>
    </style:style>
    <style:style style:name="TableCell255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56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257" style:family="table-row">
      <style:table-row-properties style:row-height="0.177in" style:use-optimal-row-height="false" fo:keep-together="always"/>
    </style:style>
    <style:style style:name="TableCell258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59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26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61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262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63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264" style:family="table-row">
      <style:table-row-properties style:row-height="0.177in" style:use-optimal-row-height="false" fo:keep-together="always"/>
    </style:style>
    <style:style style:name="TableCell265" style:family="table-cell">
      <style:table-cell-properties fo:border-top="0.0104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266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267" style:family="table-cell">
      <style:table-cell-properties fo:border-top="0.0104in solid #000000" fo:border-left="0.0104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268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269" style:family="table-cell">
      <style:table-cell-properties fo:border-top="0.0104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270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271" style:family="table-row">
      <style:table-row-properties style:row-height="0.177in" style:use-optimal-row-height="false" fo:keep-together="always"/>
    </style:style>
    <style:style style:name="TableCell272" style:family="table-cell">
      <style:table-cell-properties fo:border-top="0.0069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73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274" style:family="table-cell">
      <style:table-cell-properties fo:border-top="0.0069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75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276" style:family="table-cell">
      <style:table-cell-properties fo:border-top="0.0069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77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278" style:family="table-row">
      <style:table-row-properties style:row-height="0.177in" style:use-optimal-row-height="false" fo:keep-together="always"/>
    </style:style>
    <style:style style:name="TableCell279" style:family="table-cell">
      <style:table-cell-properties fo:border-top="0.0069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8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81" style:family="table-cell">
      <style:table-cell-properties fo:border-top="0.0069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82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1pt" style:font-size-asian="11pt"/>
    </style:style>
    <style:style style:name="TableCell283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84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28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86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287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88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289" style:family="table-row">
      <style:table-row-properties style:row-height="0.177in" style:use-optimal-row-height="false" fo:keep-together="always"/>
    </style:style>
    <style:style style:name="TableCell290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91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29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93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294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95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296" style:family="table-row">
      <style:table-row-properties style:row-height="0.177in" style:use-optimal-row-height="false" fo:keep-together="always"/>
    </style:style>
    <style:style style:name="TableCell297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98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29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00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301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02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303" style:family="table-row">
      <style:table-row-properties style:row-height="0.177in" style:use-optimal-row-height="false" fo:keep-together="always"/>
    </style:style>
    <style:style style:name="TableCell304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05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30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07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308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09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310" style:family="table-row">
      <style:table-row-properties style:row-height="0.177in" style:use-optimal-row-height="false" fo:keep-together="always"/>
    </style:style>
    <style:style style:name="TableCell311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12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31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14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315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16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317" style:family="table-row">
      <style:table-row-properties style:row-height="0.177in" style:use-optimal-row-height="false" fo:keep-together="always"/>
    </style:style>
    <style:style style:name="TableCell318" style:family="table-cell">
      <style:table-cell-properties fo:border-top="0.0069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19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2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2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1pt" style:font-size-asian="11pt"/>
    </style:style>
    <style:style style:name="TableCell322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23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32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25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326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27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328" style:family="table-row">
      <style:table-row-properties style:row-height="0.177in" style:use-optimal-row-height="false" fo:keep-together="always"/>
    </style:style>
    <style:style style:name="TableCell329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30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33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32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333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34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335" style:family="table-row">
      <style:table-row-properties style:row-height="0.177in" style:use-optimal-row-height="false" fo:keep-together="always"/>
    </style:style>
    <style:style style:name="TableCell336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37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33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39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340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41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342" style:family="table-row">
      <style:table-row-properties style:row-height="0.177in" style:use-optimal-row-height="false" fo:keep-together="always"/>
    </style:style>
    <style:style style:name="TableCell343" style:family="table-cell">
      <style:table-cell-properties fo:border-top="0.0069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44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4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46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1pt" style:font-size-asian="11pt"/>
    </style:style>
    <style:style style:name="TableCell347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48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34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50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351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52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353" style:family="table-row">
      <style:table-row-properties style:row-height="0.177in" style:use-optimal-row-height="false" fo:keep-together="always"/>
    </style:style>
    <style:style style:name="TableCell354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55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35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57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358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59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360" style:family="table-row">
      <style:table-row-properties style:row-height="0.177in" style:use-optimal-row-height="false" fo:keep-together="always"/>
    </style:style>
    <style:style style:name="TableCell361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62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36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64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365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66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367" style:family="table-row">
      <style:table-row-properties style:row-height="0.177in" style:use-optimal-row-height="false" fo:keep-together="always"/>
    </style:style>
    <style:style style:name="TableCell368" style:family="table-cell">
      <style:table-cell-properties fo:border-top="0.0069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69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7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7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1pt" style:font-size-asian="11pt"/>
    </style:style>
    <style:style style:name="TableCell372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73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37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75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376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77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378" style:family="table-row">
      <style:table-row-properties style:row-height="0.177in" style:use-optimal-row-height="false" fo:keep-together="always"/>
    </style:style>
    <style:style style:name="TableCell379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80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38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82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383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84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385" style:family="table-row">
      <style:table-row-properties style:row-height="0.177in" style:use-optimal-row-height="false" fo:keep-together="always"/>
    </style:style>
    <style:style style:name="TableCell386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87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38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89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390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91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392" style:family="table-row">
      <style:table-row-properties style:row-height="0.177in" style:use-optimal-row-height="false" fo:keep-together="always"/>
    </style:style>
    <style:style style:name="TableCell393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94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39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96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397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98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399" style:family="table-row">
      <style:table-row-properties style:row-height="0.177in" style:use-optimal-row-height="false" fo:keep-together="always"/>
    </style:style>
    <style:style style:name="TableCell400" style:family="table-cell">
      <style:table-cell-properties fo:border-top="0.0069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0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0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03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1pt" style:font-size-asian="11pt"/>
    </style:style>
    <style:style style:name="TableCell404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05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40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07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408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09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410" style:family="table-row">
      <style:table-row-properties style:row-height="0.177in" style:use-optimal-row-height="false" fo:keep-together="always"/>
    </style:style>
    <style:style style:name="TableCell411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12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41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14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415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16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417" style:family="table-row">
      <style:table-row-properties style:row-height="0.177in" style:use-optimal-row-height="false" fo:keep-together="always"/>
    </style:style>
    <style:style style:name="TableCell418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19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1pt" style:font-size-asian="11pt"/>
    </style:style>
    <style:style style:name="TableCell42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21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Cell422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23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TableRow424" style:family="table-row">
      <style:table-row-properties style:min-row-height="0.2631in" style:use-optimal-row-height="false" fo:keep-together="always"/>
    </style:style>
    <style:style style:name="TableCell425" style:family="table-cell">
      <style:table-cell-properties fo:border-top="0.0069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26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2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28" style:parent-style-name="Standard" style:family="paragraph">
      <style:paragraph-properties style:snap-to-layout-grid="false" fo:line-height="0.1666in"/>
      <style:text-properties style:font-name="標楷體" style:font-name-asian="標楷體" fo:font-size="11pt" style:font-size-asian="11pt"/>
    </style:style>
    <style:style style:name="TableCell429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30" style:parent-style-name="Standard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43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3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433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34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435" style:family="table-row">
      <style:table-row-properties style:min-row-height="0.4319in" style:use-optimal-row-height="false" fo:keep-together="always"/>
    </style:style>
    <style:style style:name="TableCell436" style:family="table-cell">
      <style:table-cell-properties fo:border-top="0.0069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37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438" style:family="table-cell">
      <style:table-cell-properties fo:border-top="0.0069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39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Cell440" style:family="table-cell">
      <style:table-cell-properties fo:border-top="0.0069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41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442" style:family="table-cell">
      <style:table-cell-properties fo:border-top="0.0069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43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444" style:family="table-cell">
      <style:table-cell-properties fo:border-top="0.0069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45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446" style:family="table-cell">
      <style:table-cell-properties fo:border-top="0.0069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47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Row448" style:family="table-row">
      <style:table-row-properties style:min-row-height="0.4395in" style:use-optimal-row-height="false" fo:keep-together="always"/>
    </style:style>
    <style:style style:name="TableCell449" style:family="table-cell">
      <style:table-cell-properties fo:border-top="0.0104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45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P45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52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453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P454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P455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>高壓電器設備<text:s text:c="3"/>定期檢查表(每年)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單位</text:p>
          </table:table-cell>
          <table:table-cell table:style-name="TableCell21" table:number-columns-spanned="3">
            <text:p text:style-name="P22"/>
          </table:table-cell>
          <table:covered-table-cell/>
          <table:covered-table-cell/>
          <table:table-cell table:style-name="TableCell23">
            <text:p text:style-name="P24"><text:s/>地 <text:s/>點</text:p>
          </table:table-cell>
          <table:table-cell table:style-name="TableCell25" table:number-columns-spanned="6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7">
            <text:p text:style-name="P28">檢查</text:p>
            <text:p text:style-name="P29">日期</text:p>
          </table:table-cell>
          <table:table-cell table:style-name="TableCell30" table:number-columns-spanned="3">
            <text:p text:style-name="P31">年　　月　　日</text:p>
          </table:table-cell>
          <table:covered-table-cell/>
          <table:covered-table-cell/>
        </table:table-row>
        <table:table-row table:style-name="TableRow32">
          <table:table-cell table:style-name="TableCell33">
            <text:p text:style-name="P34">項次</text:p>
          </table:table-cell>
          <table:table-cell table:style-name="TableCell35">
            <text:p text:style-name="P36">檢查項目</text:p>
          </table:table-cell>
          <table:table-cell table:style-name="TableCell37" table:number-columns-spanned="5">
            <text:p text:style-name="P38">檢查基準</text:p>
          </table:table-cell>
          <table:covered-table-cell/>
          <table:covered-table-cell/>
          <table:covered-table-cell/>
          <table:covered-table-cell/>
          <table:table-cell table:style-name="TableCell39">
            <text:p text:style-name="P40">檢查</text:p>
            <text:p text:style-name="P41">方法</text:p>
          </table:table-cell>
          <table:table-cell table:style-name="TableCell42" table:number-columns-spanned="2">
            <text:p text:style-name="P43">結果</text:p>
          </table:table-cell>
          <table:covered-table-cell/>
          <table:table-cell table:style-name="TableCell44" table:number-columns-spanned="4">
            <text:p text:style-name="P45">改善措施內容</text:p>
          </table:table-cell>
          <table:covered-table-cell/>
          <table:covered-table-cell/>
          <table:covered-table-cell/>
          <table:table-cell table:style-name="TableCell46">
            <text:p text:style-name="P47">改善追蹤</text:p>
          </table:table-cell>
        </table:table-row>
        <table:table-row table:style-name="TableRow48">
          <table:table-cell table:style-name="TableCell49" table:number-rows-spanned="5">
            <text:p text:style-name="P50">一</text:p>
          </table:table-cell>
          <table:table-cell table:style-name="TableCell51" table:number-rows-spanned="5">
            <text:p text:style-name="P52">屋外架空線<text:s text:c="4"/>路</text:p>
          </table:table-cell>
          <table:table-cell table:style-name="TableCell53" table:number-columns-spanned="5">
            <text:p text:style-name="P54">高壓電桿有無傾斜</text:p>
          </table:table-cell>
          <table:covered-table-cell/>
          <table:covered-table-cell/>
          <table:covered-table-cell/>
          <table:covered-table-cell/>
          <table:table-cell table:style-name="TableCell55">
            <text:p text:style-name="P56"/>
          </table:table-cell>
          <table:table-cell table:style-name="TableCell57" table:number-columns-spanned="2">
            <text:p text:style-name="P58"/>
          </table:table-cell>
          <table:covered-table-cell/>
          <table:table-cell table:style-name="TableCell59" table:number-columns-spanned="4" table:number-rows-spanned="47">
            <text:p text:style-name="P60"/>
          </table:table-cell>
          <table:covered-table-cell/>
          <table:covered-table-cell/>
          <table:covered-table-cell/>
          <table:table-cell table:style-name="TableCell61" table:number-rows-spanned="47">
            <text:p text:style-name="P62"/>
          </table:table-cell>
        </table:table-row>
        <table:table-row table:style-name="TableRow63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64" table:number-columns-spanned="5">
            <text:p text:style-name="P65">橫擔有無腐蝕情形</text:p>
          </table:table-cell>
          <table:covered-table-cell/>
          <table:covered-table-cell/>
          <table:covered-table-cell/>
          <table:covered-table-cell/>
          <table:table-cell table:style-name="TableCell66">
            <text:p text:style-name="P67"/>
          </table:table-cell>
          <table:table-cell table:style-name="TableCell68" table:number-columns-spanned="2">
            <text:p text:style-name="P69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70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71" table:number-columns-spanned="5">
            <text:p text:style-name="P72">礙子有無破損</text:p>
          </table:table-cell>
          <table:covered-table-cell/>
          <table:covered-table-cell/>
          <table:covered-table-cell/>
          <table:covered-table-cell/>
          <table:table-cell table:style-name="TableCell73">
            <text:p text:style-name="P74"/>
          </table:table-cell>
          <table:table-cell table:style-name="TableCell75" table:number-columns-spanned="2">
            <text:p text:style-name="P76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77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78" table:number-columns-spanned="5">
            <text:p text:style-name="P79">拉線有無生鏽或斷落情形</text:p>
          </table:table-cell>
          <table:covered-table-cell/>
          <table:covered-table-cell/>
          <table:covered-table-cell/>
          <table:covered-table-cell/>
          <table:table-cell table:style-name="TableCell80">
            <text:p text:style-name="P81"/>
          </table:table-cell>
          <table:table-cell table:style-name="TableCell82" table:number-columns-spanned="2">
            <text:p text:style-name="P83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84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85" table:number-columns-spanned="5">
            <text:p text:style-name="P86">電線弛度是否適中</text:p>
          </table:table-cell>
          <table:covered-table-cell/>
          <table:covered-table-cell/>
          <table:covered-table-cell/>
          <table:covered-table-cell/>
          <table:table-cell table:style-name="TableCell87">
            <text:p text:style-name="P88"/>
          </table:table-cell>
          <table:table-cell table:style-name="TableCell89" table:number-columns-spanned="2">
            <text:p text:style-name="P90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91">
          <table:table-cell table:style-name="TableCell92" table:number-rows-spanned="6">
            <text:p text:style-name="P93">二</text:p>
          </table:table-cell>
          <table:table-cell table:style-name="TableCell94" table:number-rows-spanned="6">
            <text:p text:style-name="P95">變壓器</text:p>
          </table:table-cell>
          <table:table-cell table:style-name="TableCell96" table:number-columns-spanned="5">
            <text:p text:style-name="P97">主體或散熱片有無生鏽</text:p>
          </table:table-cell>
          <table:covered-table-cell/>
          <table:covered-table-cell/>
          <table:covered-table-cell/>
          <table:covered-table-cell/>
          <table:table-cell table:style-name="TableCell98">
            <text:p text:style-name="P99"/>
          </table:table-cell>
          <table:table-cell table:style-name="TableCell100" table:number-columns-spanned="2">
            <text:p text:style-name="P101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02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03" table:number-columns-spanned="5">
            <text:p text:style-name="P104">呼吸器之乾劑是否良好</text:p>
          </table:table-cell>
          <table:covered-table-cell/>
          <table:covered-table-cell/>
          <table:covered-table-cell/>
          <table:covered-table-cell/>
          <table:table-cell table:style-name="TableCell105">
            <text:p text:style-name="P106"/>
          </table:table-cell>
          <table:table-cell table:style-name="TableCell107" table:number-columns-spanned="2">
            <text:p text:style-name="P108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09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10" table:number-columns-spanned="5">
            <text:p text:style-name="P111">有無漏油現象</text:p>
          </table:table-cell>
          <table:covered-table-cell/>
          <table:covered-table-cell/>
          <table:covered-table-cell/>
          <table:covered-table-cell/>
          <table:table-cell table:style-name="TableCell112">
            <text:p text:style-name="P113"/>
          </table:table-cell>
          <table:table-cell table:style-name="TableCell114" table:number-columns-spanned="2">
            <text:p text:style-name="P115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16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17" table:number-columns-spanned="5">
            <text:p text:style-name="P118">接線處有無過熱現象</text:p>
          </table:table-cell>
          <table:covered-table-cell/>
          <table:covered-table-cell/>
          <table:covered-table-cell/>
          <table:covered-table-cell/>
          <table:table-cell table:style-name="TableCell119">
            <text:p text:style-name="P120"/>
          </table:table-cell>
          <table:table-cell table:style-name="TableCell121" table:number-columns-spanned="2">
            <text:p text:style-name="P122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23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24" table:number-columns-spanned="5">
            <text:p text:style-name="P125">溫度計指示是否準確</text:p>
          </table:table-cell>
          <table:covered-table-cell/>
          <table:covered-table-cell/>
          <table:covered-table-cell/>
          <table:covered-table-cell/>
          <table:table-cell table:style-name="TableCell126">
            <text:p text:style-name="P127"/>
          </table:table-cell>
          <table:table-cell table:style-name="TableCell128" table:number-columns-spanned="2">
            <text:p text:style-name="P129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30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31" table:number-columns-spanned="5">
            <text:p text:style-name="P132">接地線是否良好</text:p>
          </table:table-cell>
          <table:covered-table-cell/>
          <table:covered-table-cell/>
          <table:covered-table-cell/>
          <table:covered-table-cell/>
          <table:table-cell table:style-name="TableCell133">
            <text:p text:style-name="P134"/>
          </table:table-cell>
          <table:table-cell table:style-name="TableCell135" table:number-columns-spanned="2">
            <text:p text:style-name="P136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37">
          <table:table-cell table:style-name="TableCell138" table:number-rows-spanned="2">
            <text:p text:style-name="P139">三</text:p>
          </table:table-cell>
          <table:table-cell table:style-name="TableCell140" table:number-rows-spanned="2">
            <text:p text:style-name="P141">避電器</text:p>
          </table:table-cell>
          <table:table-cell table:style-name="TableCell142" table:number-columns-spanned="5">
            <text:p text:style-name="P143">外部表層有無裂痕</text:p>
          </table:table-cell>
          <table:covered-table-cell/>
          <table:covered-table-cell/>
          <table:covered-table-cell/>
          <table:covered-table-cell/>
          <table:table-cell table:style-name="TableCell144">
            <text:p text:style-name="P145"/>
          </table:table-cell>
          <table:table-cell table:style-name="TableCell146" table:number-columns-spanned="2">
            <text:p text:style-name="P147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48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49" table:number-columns-spanned="5">
            <text:p text:style-name="P150">接地線有無過熱或鬆弛現象</text:p>
          </table:table-cell>
          <table:covered-table-cell/>
          <table:covered-table-cell/>
          <table:covered-table-cell/>
          <table:covered-table-cell/>
          <table:table-cell table:style-name="TableCell151">
            <text:p text:style-name="P152"/>
          </table:table-cell>
          <table:table-cell table:style-name="TableCell153" table:number-columns-spanned="2">
            <text:p text:style-name="P154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55">
          <table:table-cell table:style-name="TableCell156" table:number-rows-spanned="3">
            <text:p text:style-name="P157">四</text:p>
          </table:table-cell>
          <table:table-cell table:style-name="TableCell158" table:number-rows-spanned="3">
            <text:p text:style-name="P159">保險絲器</text:p>
          </table:table-cell>
          <table:table-cell table:style-name="TableCell160" table:number-columns-spanned="5">
            <text:p text:style-name="P161">接觸處有無過熱現象</text:p>
          </table:table-cell>
          <table:covered-table-cell/>
          <table:covered-table-cell/>
          <table:covered-table-cell/>
          <table:covered-table-cell/>
          <table:table-cell table:style-name="TableCell162">
            <text:p text:style-name="P163"/>
          </table:table-cell>
          <table:table-cell table:style-name="TableCell164" table:number-columns-spanned="2">
            <text:p text:style-name="P165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66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67" table:number-columns-spanned="5">
            <text:p text:style-name="P168">底座有無生鏽</text:p>
          </table:table-cell>
          <table:covered-table-cell/>
          <table:covered-table-cell/>
          <table:covered-table-cell/>
          <table:covered-table-cell/>
          <table:table-cell table:style-name="TableCell169">
            <text:p text:style-name="P170"/>
          </table:table-cell>
          <table:table-cell table:style-name="TableCell171" table:number-columns-spanned="2">
            <text:p text:style-name="P172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73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74" table:number-columns-spanned="5">
            <text:p text:style-name="P175">熔絲容量是否適中</text:p>
          </table:table-cell>
          <table:covered-table-cell/>
          <table:covered-table-cell/>
          <table:covered-table-cell/>
          <table:covered-table-cell/>
          <table:table-cell table:style-name="TableCell176">
            <text:p text:style-name="P177"/>
          </table:table-cell>
          <table:table-cell table:style-name="TableCell178" table:number-columns-spanned="2">
            <text:p text:style-name="P179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80">
          <table:table-cell table:style-name="TableCell181" table:number-rows-spanned="2">
            <text:p text:style-name="P182">五</text:p>
          </table:table-cell>
          <table:table-cell table:style-name="TableCell183" table:number-rows-spanned="2">
            <text:p text:style-name="P184">分斷開關</text:p>
          </table:table-cell>
          <table:table-cell table:style-name="TableCell185" table:number-columns-spanned="5">
            <text:p text:style-name="P186">座底有無生鏽</text:p>
          </table:table-cell>
          <table:covered-table-cell/>
          <table:covered-table-cell/>
          <table:covered-table-cell/>
          <table:covered-table-cell/>
          <table:table-cell table:style-name="TableCell187">
            <text:p text:style-name="P188"/>
          </table:table-cell>
          <table:table-cell table:style-name="TableCell189" table:number-columns-spanned="2">
            <text:p text:style-name="P190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91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92" table:number-columns-spanned="5">
            <text:p text:style-name="P193">接觸處有無過熱現象</text:p>
          </table:table-cell>
          <table:covered-table-cell/>
          <table:covered-table-cell/>
          <table:covered-table-cell/>
          <table:covered-table-cell/>
          <table:table-cell table:style-name="TableCell194">
            <text:p text:style-name="P195"/>
          </table:table-cell>
          <table:table-cell table:style-name="TableCell196" table:number-columns-spanned="2">
            <text:p text:style-name="P197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98">
          <table:table-cell table:style-name="TableCell199" table:number-rows-spanned="4">
            <text:p text:style-name="P200">六</text:p>
          </table:table-cell>
          <table:table-cell table:style-name="TableCell201" table:number-rows-spanned="4">
            <text:p text:style-name="P202">高壓電纜</text:p>
          </table:table-cell>
          <table:table-cell table:style-name="TableCell203" table:number-columns-spanned="5">
            <text:p text:style-name="P204">防雨罩有無破損</text:p>
          </table:table-cell>
          <table:covered-table-cell/>
          <table:covered-table-cell/>
          <table:covered-table-cell/>
          <table:covered-table-cell/>
          <table:table-cell table:style-name="TableCell205">
            <text:p text:style-name="P206"/>
          </table:table-cell>
          <table:table-cell table:style-name="TableCell207" table:number-columns-spanned="2">
            <text:p text:style-name="P208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09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210" table:number-columns-spanned="5">
            <text:p text:style-name="P211">電纜頭支持物有脫落</text:p>
          </table:table-cell>
          <table:covered-table-cell/>
          <table:covered-table-cell/>
          <table:covered-table-cell/>
          <table:covered-table-cell/>
          <table:table-cell table:style-name="TableCell212">
            <text:p text:style-name="P213"/>
          </table:table-cell>
          <table:table-cell table:style-name="TableCell214" table:number-columns-spanned="2">
            <text:p text:style-name="P215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16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217" table:number-columns-spanned="5">
            <text:p text:style-name="P218">電纜頭膠布有無龜裂破損</text:p>
          </table:table-cell>
          <table:covered-table-cell/>
          <table:covered-table-cell/>
          <table:covered-table-cell/>
          <table:covered-table-cell/>
          <table:table-cell table:style-name="TableCell219">
            <text:p text:style-name="P220"/>
          </table:table-cell>
          <table:table-cell table:style-name="TableCell221" table:number-columns-spanned="2">
            <text:p text:style-name="P222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23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224" table:number-columns-spanned="5">
            <text:p text:style-name="P225">電纜頭接地球是否良好</text:p>
          </table:table-cell>
          <table:covered-table-cell/>
          <table:covered-table-cell/>
          <table:covered-table-cell/>
          <table:covered-table-cell/>
          <table:table-cell table:style-name="TableCell226">
            <text:p text:style-name="P227"/>
          </table:table-cell>
          <table:table-cell table:style-name="TableCell228" table:number-columns-spanned="2">
            <text:p text:style-name="P229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30">
          <table:table-cell table:style-name="TableCell231" table:number-rows-spanned="6">
            <text:p text:style-name="P232">七</text:p>
          </table:table-cell>
          <table:table-cell table:style-name="TableCell233" table:number-rows-spanned="6">
            <text:p text:style-name="P234">油斷路器</text:p>
          </table:table-cell>
          <table:table-cell table:style-name="TableCell235" table:number-columns-spanned="5">
            <text:p text:style-name="P236">接線處有無過熱現象</text:p>
          </table:table-cell>
          <table:covered-table-cell/>
          <table:covered-table-cell/>
          <table:covered-table-cell/>
          <table:covered-table-cell/>
          <table:table-cell table:style-name="TableCell237">
            <text:p text:style-name="P238"/>
          </table:table-cell>
          <table:table-cell table:style-name="TableCell239" table:number-columns-spanned="2">
            <text:p text:style-name="P240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41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242" table:number-columns-spanned="5">
            <text:p text:style-name="P243"><text:span text:style-name="T244">套管有無裂</text:span><text:span text:style-name="T245">痕現象</text:span></text:p>
          </table:table-cell>
          <table:covered-table-cell/>
          <table:covered-table-cell/>
          <table:covered-table-cell/>
          <table:covered-table-cell/>
          <table:table-cell table:style-name="TableCell246">
            <text:p text:style-name="P247"/>
          </table:table-cell>
          <table:table-cell table:style-name="TableCell248" table:number-columns-spanned="2">
            <text:p text:style-name="P249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50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251" table:number-columns-spanned="5">
            <text:p text:style-name="P252">外殼有無生鏽</text:p>
          </table:table-cell>
          <table:covered-table-cell/>
          <table:covered-table-cell/>
          <table:covered-table-cell/>
          <table:covered-table-cell/>
          <table:table-cell table:style-name="TableCell253">
            <text:p text:style-name="P254"/>
          </table:table-cell>
          <table:table-cell table:style-name="TableCell255" table:number-columns-spanned="2">
            <text:p text:style-name="P256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57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258" table:number-columns-spanned="5">
            <text:p text:style-name="P259">紅綠表示器是否良好</text:p>
          </table:table-cell>
          <table:covered-table-cell/>
          <table:covered-table-cell/>
          <table:covered-table-cell/>
          <table:covered-table-cell/>
          <table:table-cell table:style-name="TableCell260">
            <text:p text:style-name="P261"/>
          </table:table-cell>
          <table:table-cell table:style-name="TableCell262" table:number-columns-spanned="2">
            <text:p text:style-name="P263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64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265" table:number-columns-spanned="5">
            <text:p text:style-name="P266">控制回路是否良好</text:p>
          </table:table-cell>
          <table:covered-table-cell/>
          <table:covered-table-cell/>
          <table:covered-table-cell/>
          <table:covered-table-cell/>
          <table:table-cell table:style-name="TableCell267">
            <text:p text:style-name="P268"/>
          </table:table-cell>
          <table:table-cell table:style-name="TableCell269" table:number-columns-spanned="2">
            <text:p text:style-name="P270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71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272" table:number-columns-spanned="5">
            <text:p text:style-name="P273">拉地線是否良好</text:p>
          </table:table-cell>
          <table:covered-table-cell/>
          <table:covered-table-cell/>
          <table:covered-table-cell/>
          <table:covered-table-cell/>
          <table:table-cell table:style-name="TableCell274">
            <text:p text:style-name="P275"/>
          </table:table-cell>
          <table:table-cell table:style-name="TableCell276" table:number-columns-spanned="2">
            <text:p text:style-name="P277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78">
          <table:table-cell table:style-name="TableCell279" table:number-rows-spanned="5">
            <text:p text:style-name="P280">八</text:p>
          </table:table-cell>
          <table:table-cell table:style-name="TableCell281" table:number-rows-spanned="5">
            <text:p text:style-name="P282">配電盤</text:p>
          </table:table-cell>
          <table:table-cell table:style-name="TableCell283" table:number-columns-spanned="5">
            <text:p text:style-name="P284">儀表指示是否正常</text:p>
          </table:table-cell>
          <table:covered-table-cell/>
          <table:covered-table-cell/>
          <table:covered-table-cell/>
          <table:covered-table-cell/>
          <table:table-cell table:style-name="TableCell285">
            <text:p text:style-name="P286"/>
          </table:table-cell>
          <table:table-cell table:style-name="TableCell287" table:number-columns-spanned="2">
            <text:p text:style-name="P288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89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290" table:number-columns-spanned="5">
            <text:p text:style-name="P291">電驛是否良好</text:p>
          </table:table-cell>
          <table:covered-table-cell/>
          <table:covered-table-cell/>
          <table:covered-table-cell/>
          <table:covered-table-cell/>
          <table:table-cell table:style-name="TableCell292">
            <text:p text:style-name="P293"/>
          </table:table-cell>
          <table:table-cell table:style-name="TableCell294" table:number-columns-spanned="2">
            <text:p text:style-name="P295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96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297" table:number-columns-spanned="5">
            <text:p text:style-name="P298">指示燈是否良好</text:p>
          </table:table-cell>
          <table:covered-table-cell/>
          <table:covered-table-cell/>
          <table:covered-table-cell/>
          <table:covered-table-cell/>
          <table:table-cell table:style-name="TableCell299">
            <text:p text:style-name="P300"/>
          </table:table-cell>
          <table:table-cell table:style-name="TableCell301" table:number-columns-spanned="2">
            <text:p text:style-name="P302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303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304" table:number-columns-spanned="5">
            <text:p text:style-name="P305">控制開關是否良好</text:p>
          </table:table-cell>
          <table:covered-table-cell/>
          <table:covered-table-cell/>
          <table:covered-table-cell/>
          <table:covered-table-cell/>
          <table:table-cell table:style-name="TableCell306">
            <text:p text:style-name="P307"/>
          </table:table-cell>
          <table:table-cell table:style-name="TableCell308" table:number-columns-spanned="2">
            <text:p text:style-name="P309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310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311" table:number-columns-spanned="5">
            <text:p text:style-name="P312">配電盤箱有無生鏽</text:p>
          </table:table-cell>
          <table:covered-table-cell/>
          <table:covered-table-cell/>
          <table:covered-table-cell/>
          <table:covered-table-cell/>
          <table:table-cell table:style-name="TableCell313">
            <text:p text:style-name="P314"/>
          </table:table-cell>
          <table:table-cell table:style-name="TableCell315" table:number-columns-spanned="2">
            <text:p text:style-name="P316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317">
          <table:table-cell table:style-name="TableCell318" table:number-rows-spanned="3">
            <text:p text:style-name="P319">九</text:p>
          </table:table-cell>
          <table:table-cell table:style-name="TableCell320" table:number-rows-spanned="3">
            <text:p text:style-name="P321">比流器</text:p>
          </table:table-cell>
          <table:table-cell table:style-name="TableCell322" table:number-columns-spanned="5">
            <text:p text:style-name="P323">二次側線路是否正常</text:p>
          </table:table-cell>
          <table:covered-table-cell/>
          <table:covered-table-cell/>
          <table:covered-table-cell/>
          <table:covered-table-cell/>
          <table:table-cell table:style-name="TableCell324">
            <text:p text:style-name="P325"/>
          </table:table-cell>
          <table:table-cell table:style-name="TableCell326" table:number-columns-spanned="2">
            <text:p text:style-name="P327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328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329" table:number-columns-spanned="5">
            <text:p text:style-name="P330">接地處有無過熱現象</text:p>
          </table:table-cell>
          <table:covered-table-cell/>
          <table:covered-table-cell/>
          <table:covered-table-cell/>
          <table:covered-table-cell/>
          <table:table-cell table:style-name="TableCell331">
            <text:p text:style-name="P332"/>
          </table:table-cell>
          <table:table-cell table:style-name="TableCell333" table:number-columns-spanned="2">
            <text:p text:style-name="P334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335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336" table:number-columns-spanned="5">
            <text:p text:style-name="P337">接地線是否良好</text:p>
          </table:table-cell>
          <table:covered-table-cell/>
          <table:covered-table-cell/>
          <table:covered-table-cell/>
          <table:covered-table-cell/>
          <table:table-cell table:style-name="TableCell338">
            <text:p text:style-name="P339"/>
          </table:table-cell>
          <table:table-cell table:style-name="TableCell340" table:number-columns-spanned="2">
            <text:p text:style-name="P341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342">
          <table:table-cell table:style-name="TableCell343" table:number-rows-spanned="3">
            <text:p text:style-name="P344">十</text:p>
          </table:table-cell>
          <table:table-cell table:style-name="TableCell345" table:number-rows-spanned="3">
            <text:p text:style-name="P346">比壓器</text:p>
          </table:table-cell>
          <table:table-cell table:style-name="TableCell347" table:number-columns-spanned="5">
            <text:p text:style-name="P348">外殼有無生鏽現象</text:p>
          </table:table-cell>
          <table:covered-table-cell/>
          <table:covered-table-cell/>
          <table:covered-table-cell/>
          <table:covered-table-cell/>
          <table:table-cell table:style-name="TableCell349">
            <text:p text:style-name="P350"/>
          </table:table-cell>
          <table:table-cell table:style-name="TableCell351" table:number-columns-spanned="2">
            <text:p text:style-name="P352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353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354" table:number-columns-spanned="5">
            <text:p text:style-name="P355">瓷套管是否良好</text:p>
          </table:table-cell>
          <table:covered-table-cell/>
          <table:covered-table-cell/>
          <table:covered-table-cell/>
          <table:covered-table-cell/>
          <table:table-cell table:style-name="TableCell356">
            <text:p text:style-name="P357"/>
          </table:table-cell>
          <table:table-cell table:style-name="TableCell358" table:number-columns-spanned="2">
            <text:p text:style-name="P359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360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361" table:number-columns-spanned="5">
            <text:p text:style-name="P362">接地線是否良好</text:p>
          </table:table-cell>
          <table:covered-table-cell/>
          <table:covered-table-cell/>
          <table:covered-table-cell/>
          <table:covered-table-cell/>
          <table:table-cell table:style-name="TableCell363">
            <text:p text:style-name="P364"/>
          </table:table-cell>
          <table:table-cell table:style-name="TableCell365" table:number-columns-spanned="2">
            <text:p text:style-name="P366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367">
          <table:table-cell table:style-name="TableCell368" table:number-rows-spanned="4">
            <text:p text:style-name="P369">十一</text:p>
          </table:table-cell>
          <table:table-cell table:style-name="TableCell370" table:number-rows-spanned="4">
            <text:p text:style-name="P371">電容器</text:p>
          </table:table-cell>
          <table:table-cell table:style-name="TableCell372" table:number-columns-spanned="5">
            <text:p text:style-name="P373">外部有無生鏽現象</text:p>
          </table:table-cell>
          <table:covered-table-cell/>
          <table:covered-table-cell/>
          <table:covered-table-cell/>
          <table:covered-table-cell/>
          <table:table-cell table:style-name="TableCell374">
            <text:p text:style-name="P375"/>
          </table:table-cell>
          <table:table-cell table:style-name="TableCell376" table:number-columns-spanned="2">
            <text:p text:style-name="P377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378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379" table:number-columns-spanned="5">
            <text:p text:style-name="P380">瓷套管是否良好</text:p>
          </table:table-cell>
          <table:covered-table-cell/>
          <table:covered-table-cell/>
          <table:covered-table-cell/>
          <table:covered-table-cell/>
          <table:table-cell table:style-name="TableCell381">
            <text:p text:style-name="P382"/>
          </table:table-cell>
          <table:table-cell table:style-name="TableCell383" table:number-columns-spanned="2">
            <text:p text:style-name="P384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385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386" table:number-columns-spanned="5">
            <text:p text:style-name="P387">體積有無膨脹現象</text:p>
          </table:table-cell>
          <table:covered-table-cell/>
          <table:covered-table-cell/>
          <table:covered-table-cell/>
          <table:covered-table-cell/>
          <table:table-cell table:style-name="TableCell388">
            <text:p text:style-name="P389"/>
          </table:table-cell>
          <table:table-cell table:style-name="TableCell390" table:number-columns-spanned="2">
            <text:p text:style-name="P391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392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393" table:number-columns-spanned="5">
            <text:p text:style-name="P394">接地線有無連結而完整</text:p>
          </table:table-cell>
          <table:covered-table-cell/>
          <table:covered-table-cell/>
          <table:covered-table-cell/>
          <table:covered-table-cell/>
          <table:table-cell table:style-name="TableCell395">
            <text:p text:style-name="P396"/>
          </table:table-cell>
          <table:table-cell table:style-name="TableCell397" table:number-columns-spanned="2">
            <text:p text:style-name="P398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399">
          <table:table-cell table:style-name="TableCell400" table:number-rows-spanned="3">
            <text:p text:style-name="P401">十二</text:p>
          </table:table-cell>
          <table:table-cell table:style-name="TableCell402" table:number-rows-spanned="3">
            <text:p text:style-name="P403">高壓馬達</text:p>
          </table:table-cell>
          <table:table-cell table:style-name="TableCell404" table:number-columns-spanned="5">
            <text:p text:style-name="P405">起動開關是否良好</text:p>
          </table:table-cell>
          <table:covered-table-cell/>
          <table:covered-table-cell/>
          <table:covered-table-cell/>
          <table:covered-table-cell/>
          <table:table-cell table:style-name="TableCell406">
            <text:p text:style-name="P407"/>
          </table:table-cell>
          <table:table-cell table:style-name="TableCell408" table:number-columns-spanned="2">
            <text:p text:style-name="P409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410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411" table:number-columns-spanned="5">
            <text:p text:style-name="P412">外殼是否清潔良好</text:p>
          </table:table-cell>
          <table:covered-table-cell/>
          <table:covered-table-cell/>
          <table:covered-table-cell/>
          <table:covered-table-cell/>
          <table:table-cell table:style-name="TableCell413">
            <text:p text:style-name="P414"/>
          </table:table-cell>
          <table:table-cell table:style-name="TableCell415" table:number-columns-spanned="2">
            <text:p text:style-name="P416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417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418" table:number-columns-spanned="5">
            <text:p text:style-name="P419">接地線是否完整良好</text:p>
          </table:table-cell>
          <table:covered-table-cell/>
          <table:covered-table-cell/>
          <table:covered-table-cell/>
          <table:covered-table-cell/>
          <table:table-cell table:style-name="TableCell420">
            <text:p text:style-name="P421"/>
          </table:table-cell>
          <table:table-cell table:style-name="TableCell422" table:number-columns-spanned="2">
            <text:p text:style-name="P423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424">
          <table:table-cell table:style-name="TableCell425">
            <text:p text:style-name="P426">十三</text:p>
          </table:table-cell>
          <table:table-cell table:style-name="TableCell427">
            <text:p text:style-name="P428">各項用電設備之動作試驗</text:p>
          </table:table-cell>
          <table:table-cell table:style-name="TableCell429" table:number-columns-spanned="5">
            <text:p text:style-name="P430">各項用電設備之動作試驗</text:p>
          </table:table-cell>
          <table:covered-table-cell/>
          <table:covered-table-cell/>
          <table:covered-table-cell/>
          <table:covered-table-cell/>
          <table:table-cell table:style-name="TableCell431">
            <text:p text:style-name="P432"/>
          </table:table-cell>
          <table:table-cell table:style-name="TableCell433" table:number-columns-spanned="2">
            <text:p text:style-name="P434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435">
          <table:table-cell table:style-name="TableCell436" table:number-columns-spanned="2">
            <text:p text:style-name="P437">檢查人員簽名</text:p>
          </table:table-cell>
          <table:covered-table-cell/>
          <table:table-cell table:style-name="TableCell438">
            <text:p text:style-name="P439"/>
          </table:table-cell>
          <table:table-cell table:style-name="TableCell440" table:number-columns-spanned="3">
            <text:p text:style-name="P441">負責人簽名</text:p>
          </table:table-cell>
          <table:covered-table-cell/>
          <table:covered-table-cell/>
          <table:table-cell table:style-name="TableCell442" table:number-columns-spanned="3">
            <text:p text:style-name="P443"/>
          </table:table-cell>
          <table:covered-table-cell/>
          <table:covered-table-cell/>
          <table:table-cell table:style-name="TableCell444" table:number-columns-spanned="4">
            <text:p text:style-name="P445">系所主管簽名</text:p>
          </table:table-cell>
          <table:covered-table-cell/>
          <table:covered-table-cell/>
          <table:covered-table-cell/>
          <table:table-cell table:style-name="TableCell446" table:number-columns-spanned="2">
            <text:p text:style-name="P447"/>
          </table:table-cell>
          <table:covered-table-cell/>
        </table:table-row>
        <table:table-row table:style-name="TableRow448">
          <table:table-cell table:style-name="TableCell449">
            <text:p text:style-name="P450">說</text:p>
            <text:p text:style-name="P451">明</text:p>
          </table:table-cell>
          <table:table-cell table:style-name="TableCell452" table:number-columns-spanned="14">
            <text:p text:style-name="P453">1.<text:s/>檢查結果:正常ˇ，異常須送修或改善×。</text:p>
            <text:p text:style-name="P454">2.<text:s/>表格備存三年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paragraph-properties style:line-height-at-least="0.25in"/>
      <style:text-properties style:font-name="Times New Roman" style:font-name-asian="新細明體, PMingLiU" style:font-name-complex="Times New Roman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註解方塊文字" style:display-name="註解方塊文字" style:family="paragraph" style:parent-style-name="Standard">
      <style:text-properties style:font-name="Arial" style:font-name-asian="Arial" style:font-name-complex="Arial" fo:font-size="9pt" style:font-size-asian="9pt" style:font-size-complex="9pt"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頁首字元" style:display-name="頁首 字元" style:family="text" style:parent-style-name="預設段落字型"/>
    <style:style style:name="頁尾字元" style:display-name="頁尾 字元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44in" fo:margin-left="1.25in" fo:margin-bottom="0.2958in" fo:margin-right="1.25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快速淋洗設備每月定期檢查表</dc:title>
    <meta:initial-creator>cic</meta:initial-creator>
    <dc:creator>Tseng, Misha</dc:creator>
    <meta:creation-date>2010-05-09T18:19:00Z</meta:creation-date>
    <dc:date>2020-04-14T05:38:00Z</dc:date>
    <meta:print-date>2009-11-11T09:43:00Z</meta:print-date>
    <meta:template xlink:href="Normal" xlink:type="simple"/>
    <meta:editing-cycles>8</meta:editing-cycles>
    <meta:editing-duration>PT660S</meta:editing-duration>
    <meta:document-statistic meta:page-count="1" meta:paragraph-count="1" meta:word-count="146" meta:character-count="981" meta:row-count="6" meta:non-whitespace-character-count="836"/>
  </office:meta>
</office:document-meta>
</file>